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4fcb15" officeooo:paragraph-rsid="004fcb15"/>
    </style:style>
    <style:style style:name="P2" style:family="paragraph" style:parent-style-name="Standard">
      <style:paragraph-properties fo:margin-top="0in" fo:margin-bottom="0in" style:contextual-spacing="false" fo:text-align="justify" style:justify-single-word="false"/>
      <style:text-properties style:font-name="Georgia" officeooo:rsid="0055287e" officeooo:paragraph-rsid="0055287e"/>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55287e" officeooo:paragraph-rsid="0055287e"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fo:font-weight="bold" officeooo:rsid="00658df0" officeooo:paragraph-rsid="00658df0" style:font-weight-asian="bold" style:font-weight-complex="bold"/>
    </style:style>
    <style:style style:name="P5" style:family="paragraph" style:parent-style-name="Standard">
      <style:paragraph-properties fo:margin-top="0in" fo:margin-bottom="0in" style:contextual-spacing="false" fo:text-align="justify" style:justify-single-word="false"/>
      <style:text-properties style:font-name="Georgia" officeooo:rsid="00658df0" officeooo:paragraph-rsid="0055287e"/>
    </style:style>
    <style:style style:name="P6" style:family="paragraph" style:parent-style-name="Standard">
      <style:paragraph-properties fo:margin-top="0in" fo:margin-bottom="0in" style:contextual-spacing="false" fo:text-align="justify" style:justify-single-word="false"/>
      <style:text-properties style:font-name="Georgia" officeooo:rsid="00658df0" officeooo:paragraph-rsid="00658df0"/>
    </style:style>
    <style:style style:name="P7" style:family="paragraph" style:parent-style-name="Standard">
      <style:paragraph-properties fo:margin-top="0in" fo:margin-bottom="0in" style:contextual-spacing="false" fo:text-align="justify" style:justify-single-word="false"/>
      <style:text-properties officeooo:paragraph-rsid="0055287e"/>
    </style:style>
    <style:style style:name="P8"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4fcb15" officeooo:paragraph-rsid="004fcb15" style:font-weight-asian="bold" style:font-weight-complex="bold"/>
    </style:style>
    <style:style style:name="P9" style:family="paragraph" style:parent-style-name="Standard">
      <style:paragraph-properties fo:margin-top="0in" fo:margin-bottom="0in" style:contextual-spacing="false" fo:text-align="justify" style:justify-single-word="false"/>
      <style:text-properties style:font-name="Georgia" officeooo:rsid="00658df0" officeooo:paragraph-rsid="00658df0"/>
    </style:style>
    <style:style style:name="T1" style:family="text">
      <style:text-properties officeooo:rsid="00501b5b"/>
    </style:style>
    <style:style style:name="T2" style:family="text">
      <style:text-properties officeooo:rsid="0051086e"/>
    </style:style>
    <style:style style:name="T3" style:family="text">
      <style:text-properties officeooo:rsid="0051219f"/>
    </style:style>
    <style:style style:name="T4" style:family="text">
      <style:text-properties officeooo:rsid="00517159"/>
    </style:style>
    <style:style style:name="T5" style:family="text">
      <style:text-properties officeooo:rsid="0051c119"/>
    </style:style>
    <style:style style:name="T6" style:family="text">
      <style:text-properties officeooo:rsid="0053437e"/>
    </style:style>
    <style:style style:name="T7" style:family="text">
      <style:text-properties officeooo:rsid="0056e808"/>
    </style:style>
    <style:style style:name="T8" style:family="text">
      <style:text-properties officeooo:rsid="0058db81"/>
    </style:style>
    <style:style style:name="T9" style:family="text">
      <style:text-properties officeooo:rsid="005a4bd1"/>
    </style:style>
    <style:style style:name="T10" style:family="text">
      <style:text-properties officeooo:rsid="005c0726"/>
    </style:style>
    <style:style style:name="T11" style:family="text">
      <style:text-properties officeooo:rsid="005ddfc4"/>
    </style:style>
    <style:style style:name="T12" style:family="text">
      <style:text-properties officeooo:rsid="005f1e8e"/>
    </style:style>
    <style:style style:name="T13" style:family="text">
      <style:text-properties officeooo:rsid="005fd9c1"/>
    </style:style>
    <style:style style:name="T14" style:family="text">
      <style:text-properties officeooo:rsid="0061060a"/>
    </style:style>
    <style:style style:name="T15" style:family="text">
      <style:text-properties officeooo:rsid="006146b0"/>
    </style:style>
    <style:style style:name="T16" style:family="text">
      <style:text-properties officeooo:rsid="00625319"/>
    </style:style>
    <style:style style:name="T17" style:family="text">
      <style:text-properties style:font-name="Georgia" officeooo:rsid="0055287e"/>
    </style:style>
    <style:style style:name="T18" style:family="text">
      <style:text-properties style:font-name="Georgia" officeooo:rsid="0063ad18"/>
    </style:style>
    <style:style style:name="T19" style:family="text">
      <style:text-properties style:font-name="Georgia" officeooo:rsid="00655c17"/>
    </style:style>
    <style:style style:name="T20" style:family="text">
      <style:text-properties style:font-name="Georgia" officeooo:rsid="00658df0"/>
    </style:style>
    <style:style style:name="T21" style:family="text">
      <style:text-properties fo:color="#00000a" loext:opacity="100%" style:font-name="Georgia" fo:font-size="11pt" fo:language="en" fo:country="US" officeooo:rsid="0063ad18" style:font-name-asian="SimSun" style:font-size-asian="11pt" style:language-asian="en" style:country-asian="US" style:font-name-complex="Calibri1" style:font-size-complex="11pt" style:language-complex="ar" style:country-complex="SA"/>
    </style:style>
    <style:style style:name="T22" style:family="text">
      <style:text-properties officeooo:rsid="0066cfd2"/>
    </style:style>
    <style:style style:name="T23" style:family="text">
      <style:text-properties officeooo:rsid="00686e89"/>
    </style:style>
    <style:style style:name="T24" style:family="text">
      <style:text-properties officeooo:rsid="006a6852"/>
    </style:style>
    <style:style style:name="T25" style:family="text">
      <style:text-properties officeooo:rsid="006c27f3"/>
    </style:style>
    <style:style style:name="T26" style:family="text">
      <style:text-properties officeooo:rsid="006cdad9"/>
    </style:style>
    <style:style style:name="T27" style:family="text">
      <style:text-properties officeooo:rsid="006e69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wake</text:p>
      <text:p text:style-name="P1"><text:s text:c="5"/>It’s three in the morning. <text:span text:style-name="T1">You’re wide awake and there’s nothing to do but watch infomercials. </text:span><text:span text:style-name="T2">Or you could count ceiling tiles. But both seem to be boring and in the same line of effort.</text:span></text:p>
      <text:p text:style-name="P1"><text:s text:c="5"/><text:span text:style-name="T2">So you skip those activities.</text:span></text:p>
      <text:p text:style-name="P1"><text:s text:c="5"/><text:span text:style-name="T2">Laying there you try and count sheep. They’re jumping over a fence which happens to be sitting over a pond. Oops one of the sheep just fell into the pond and is drowning.</text:span></text:p>
      <text:p text:style-name="P1"><text:s text:c="5"/><text:span text:style-name="T2">Counting sheep never was a good idea to begin with. </text:span><text:span text:style-name="T3">You wonder why people even attempt it. With an imagination like yours, those poor sheep sure do go through a lot.</text:span></text:p>
      <text:p text:style-name="P1"><text:s text:c="5"/><text:span text:style-name="T4">It could be explained to be your fault, but you’d rather not even go that route.</text:span></text:p>
      <text:p text:style-name="P1"><text:s text:c="5"/><text:span text:style-name="T5">Loosing sleep over sheep was never your intention. In fact you tried several other methods to fall asleep and none of them worked for you.</text:span></text:p>
      <text:p text:style-name="P1"><text:s text:c="5"/><text:span text:style-name="T6">Thinking back on your most favorite methods of attempting sleep you begin to doze off. Finally you are asleep within minutes dreaming peacefully away.</text:span></text:p>
      <text:p text:style-name="P1"/>
      <text:p text:style-name="P3">Walking</text:p>
      <text:p text:style-name="P2"><text:s text:c="5"/>You take a walk <text:span text:style-name="T7">to clear your mind</text:span>. It’s not that big of a neighborhood. <text:span text:style-name="T8">It’s gently raining outside. No one is out except for you. Dang people can’t even stand a little weather. </text:span><text:span text:style-name="T9">As soon as it hints of rain, they go running inside. Pussies.</text:span></text:p>
      <text:p text:style-name="P2"><text:s text:c="5"/><text:span text:style-name="T10">Coming upon a crosswalk, you look both ways before crossing the street. Mama didn’t raise no fool. Cars pass you not bothering to stop. Finally it’s clear and you cross. That’s when it hits you. A motorcycle going about thirty miles an hour. You and the bike go flying a few feet.</text:span></text:p>
      <text:p text:style-name="P2"><text:soft-page-break/><text:s text:c="5"/><text:span text:style-name="T10">The motorcyclist gets up without any scratches on her. You on the other hand are kinda beat up a bit. You manage to get up but with a great deal of pain.</text:span></text:p>
      <text:p text:style-name="P2"><text:s text:c="5"/><text:span text:style-name="T10">She runs over to you and takes off her helmet. </text:span><text:span text:style-name="T11">What the hell were you thinking? She yells at you over and over to watch where you’re going.</text:span></text:p>
      <text:p text:style-name="P2"><text:s text:c="5"/><text:span text:style-name="T11">You’re mesmerized by her glare. She is a thing of beauty that much is for certain. You can’t help but stare at her.</text:span></text:p>
      <text:p text:style-name="P2"><text:s text:c="5"/><text:span text:style-name="T11">She finally grabs your attention. Well are you okay or what? Do we need to call an ambulance? Etc.</text:span></text:p>
      <text:p text:style-name="P2"><text:s text:c="5"/><text:span text:style-name="T11">You walk around for a bit limping but proving that you aren’t beat up as bad as you look. </text:span><text:span text:style-name="T12">You’ll manage, that’s the best you can do is manage.</text:span></text:p>
      <text:p text:style-name="P2"><text:s text:c="5"/><text:span text:style-name="T13">Shit. Her bike is a bit scratched up as well. But she doesn’t seem too concerned about it. </text:span><text:span text:style-name="T14">She’s more worried about you than anything else.</text:span></text:p>
      <text:p text:style-name="P2"><text:s text:c="5"/><text:span text:style-name="T14">It’s a nice touch having someone else be worried about you instead of the other way around.</text:span></text:p>
      <text:p text:style-name="P2"><text:s text:c="5"/><text:span text:style-name="T15">You head home and walk in the front door as the phone rings. It’s Amy. She’s been worried sick about you not answering your phone. You think it’s time to cut things loose and let her be on her way.</text:span></text:p>
      <text:p text:style-name="P2"><text:s text:c="5"/><text:span text:style-name="T16">It’s not you it’s me. You use that line, yes that line to her. Amy seems to understand and grasp the concept of being blown off. The sex was good while it lasted but well you need something more in life and in a relationship than just a good fuck.</text:span></text:p>
      <text:p text:style-name="P7"><text:span text:style-name="T17"><text:s text:c="5"/></text:span><text:span text:style-name="T18">Amy hangs up the phone, you </text:span><text:span text:style-name="T21">can</text:span><text:span text:style-name="T18"> hear tears in her eyes as she does so. You didn’t want to let the poor gal down like that, but well it had to be done. She just wasn’t doing it for you anymore.</text:span></text:p>
      <text:p text:style-name="P7"><text:span text:style-name="T18"><text:s text:c="5"/>There’s a problem. Small town, gossip travels fast. Before long everyone would know you left her out to dry. That wouldn’t be a good thing to let happen. You </text:span><text:soft-page-break/><text:span text:style-name="T18">try to think up a story or two to get out of it, but well you can’t think of anything. What’s done is done and it will have to do.</text:span></text:p>
      <text:p text:style-name="P7"><text:span text:style-name="T18"><text:s text:c="5"/></text:span><text:span text:style-name="T19">There’s something wrong with you. You can’t seem to hang onto a relationship for more than a few dates. You’re always looking for something better to come around the corner.</text:span></text:p>
      <text:p text:style-name="P7"><text:span text:style-name="T19"><text:s text:c="5"/></text:span><text:span text:style-name="T20">That something just happened to hit you with her motorcycle.</text:span></text:p>
      <text:p text:style-name="P5"/>
      <text:p text:style-name="P4">The Girl</text:p>
      <text:p text:style-name="P6"><text:s text:c="5"/>Her name is Melissa <text:span text:style-name="T22">and she is a goddess. Well at least you think she is. She’s a ray of sunshine on a cloudy day.</text:span></text:p>
      <text:p text:style-name="P6"><text:s text:c="5"/><text:span text:style-name="T23">She’s tough as nails and shows it, and that’s not just the leather talking. Melissa won’t take no for an answer and you find this out quickly.</text:span></text:p>
      <text:p text:style-name="P6"><text:s text:c="5"/><text:span text:style-name="T24">After the accident she gave you her phone number in case you needed to get insurance information etc. Well you decide to call her just to have a chat.</text:span></text:p>
      <text:p text:style-name="P6"><text:s text:c="5"/><text:span text:style-name="T24">Three hours later </text:span><text:span text:style-name="T25">you realize it’s more than a chat and you’re falling for this woman. Oh how easily you fall for women, it’s a curse honestly.</text:span></text:p>
      <text:p text:style-name="P6"><text:s text:c="5"/><text:span text:style-name="T26">You decide to meet the next morning for coffee.</text:span></text:p>
      <text:p text:style-name="P6"><text:s text:c="5"/><text:span text:style-name="T27">The next morning it’s raining. Like huge Texas sized rain. You bundle up in a jacket and head to the coffee shop. There you see her bike.</text:span></text:p>
      <text:p text:style-name="P6"><text:s text:c="5"/><text:span text:style-name="T27">Walking in the coffee shop, you see Melissa. She’s wearing her leather jacket like she was the other day. You think she’s crazy for riding her bike there in the rain, but to each their ow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2T09:14:23.244000000</dc:date>
    <meta:editing-cycles>93</meta:editing-cycles>
    <meta:editing-duration>PT2H27M30S</meta:editing-duration>
    <meta:generator>LibreOffice/7.4.0.3$Windows_X86_64 LibreOffice_project/f85e47c08ddd19c015c0114a68350214f7066f5a</meta:generator>
    <meta:document-statistic meta:table-count="0" meta:image-count="0" meta:object-count="0" meta:page-count="3" meta:paragraph-count="32" meta:word-count="856" meta:character-count="4560" meta:non-whitespace-character-count="3591"/>
    <meta:template xlink:type="simple" xlink:actuate="onRequest" xlink:title="Normal.dotm" xlink:href=""/>
  </office:meta>
</office:document-meta>
</file>